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4233727" text:style-name="L1">
        <text:list-item>
          <text:p text:style-name="P2">Introduction</text:p>
          <text:list>
            <text:list-item>
              <text:p text:style-name="P1">Physics-based motivation</text:p>
              <text:list>
                <text:list-item>
                  <text:p text:style-name="P1">Multiphysics modeling advances engineering capability</text:p>
                </text:list-item>
                <text:list-item>
                  <text:p text:style-name="P1">Departure from Nucleate Boiling,Grid-to-rod-fretting, CASL</text:p>
                </text:list-item>
                <text:list-item>
                  <text:p text:style-name="P1">Nature of nonlinearities</text:p>
                </text:list-item>
                <text:list-item>
                  <text:p text:style-name="P1">Massive computational requirements</text:p>
                </text:list-item>
              </text:list>
            </text:list-item>
            <text:list-item>
              <text:p text:style-name="P1">Hardware-based motivation</text:p>
              <text:list>
                <text:list-item>
                  <text:p text:style-name="P1">Darpa report and ASCR proposals</text:p>
                </text:list-item>
                <text:list-item>
                  <text:p text:style-name="P1">Deterministic issues</text:p>
                </text:list-item>
                <text:list-item>
                  <text:p text:style-name="P1">Stochastic benefits</text:p>
                </text:list-item>
              </text:list>
            </text:list-item>
            <text:list-item>
              <text:p text:style-name="P1">Research outline</text:p>
              <text:list>
                <text:list-item>
                  <text:p text:style-name="P1">Parallelization of classic Monte Carlo methods</text:p>
                </text:list-item>
                <text:list-item>
                  <text:p text:style-name="P1">Application to nonlinear problems</text:p>
                </text:list-item>
                <text:list-item>
                  <text:p text:style-name="P1">Memory benefits</text:p>
                </text:list-item>
                <text:list-item>
                  <text:p text:style-name="P1">Potential scaling benefits</text:p>
                </text:list-item>
                <text:list-item>
                  <text:p text:style-name="P1">Leveraging modern reactor physics Monte Carlo methods</text:p>
                </text:list-item>
              </text:list>
            </text:list-item>
          </text:list>
        </text:list-item>
        <text:list-item>
          <text:p text:style-name="P2">Conventional solution methods for linear systems.</text:p>
          <text:list>
            <text:list-item>
              <text:p text:style-name="P1">Preliminaries</text:p>
              <text:list>
                <text:list-item>
                  <text:p text:style-name="P1">The linear problem</text:p>
                </text:list-item>
              </text:list>
            </text:list-item>
            <text:list-item>
              <text:p text:style-name="P1">Stationary methods</text:p>
              <text:list>
                <text:list-item>
                  <text:p text:style-name="P1">operator splitting and the iteration matrix</text:p>
                </text:list-item>
                <text:list-item>
                  <text:p text:style-name="P1">error, convergence, and the spectral radius</text:p>
                </text:list-item>
              </text:list>
            </text:list-item>
            <text:list-item>
              <text:p text:style-name="P1">Projection methods</text:p>
              <text:list>
                <text:list-item>
                  <text:p text:style-name="P1">search and constraint subspace</text:p>
                </text:list-item>
                <text:list-item>
                  <text:p text:style-name="P1">minimization property</text:p>
                </text:list-item>
                <text:list-item>
                  <text:p text:style-name="P1">krylov methods</text:p>
                  <text:list>
                    <text:list-item>
                      <text:p text:style-name="P1">orthonormalization for basis generation</text:p>
                    </text:list-item>
                    <text:list-item>
                      <text:p text:style-name="P1">long and short recurrence relations</text:p>
                    </text:list-item>
                    <text:list-item>
                      <text:p text:style-name="P1">GMRES algorithm</text:p>
                    </text:list-item>
                    <text:list-item>
                      <text:p text:style-name="P1">operator requirements – the normal equations and matvec multiplies</text:p>
                    </text:list-item>
                  </text:list>
                </text:list-item>
              </text:list>
            </text:list-item>
            <text:list-item>
              <text:p text:style-name="P1">Parallel projection methods</text:p>
              <text:list>
                <text:list-item>
                  <text:p text:style-name="P1">parallel vector update</text:p>
                </text:list-item>
                <text:list-item>
                  <text:p text:style-name="P1">parallel vector product</text:p>
                </text:list-item>
                <text:list-item>
                  <text:p text:style-name="P1">parallel matrix-vector multiply</text:p>
                </text:list-item>
                <text:list-item>
                  <text:p text:style-name="P1">parallel performance</text:p>
                </text:list-item>
              </text:list>
            </text:list-item>
          </text:list>
        </text:list-item>
        <text:list-item>
          <text:p text:style-name="P2">Monte Carlo solution methods for linear systems.</text:p>
          <text:list>
            <text:list-item>
              <text:p text:style-name="P1">Preliminaries</text:p>
              <text:list>
                <text:list-item>
                  <text:p text:style-name="P1">the neumann series</text:p>
                </text:list-item>
                <text:list-item>
                  <text:p text:style-name="P1">random walk sequences</text:p>
                </text:list-item>
                <text:list-item>
                  <text:p text:style-name="P1">neumann-ulam decomposition of iteration matrices</text:p>
                </text:list-item>
              </text:list>
            </text:list-item>
            <text:list-item>
              <text:p text:style-name="P1">Direct method</text:p>
              <text:list>
                <text:list-item>
                  <text:p text:style-name="P1">estimator generation</text:p>
                </text:list-item>
                <text:list-item>
                  <text:p text:style-name="P1">estimator variance</text:p>
                </text:list-item>
                <text:list-item>
                  <text:p text:style-name="P1">reusing random walks</text:p>
                </text:list-item>
              </text:list>
            </text:list-item>
            <text:list-item>
              <text:p text:style-name="P1">Adjoint method</text:p>
              <text:list>
                <text:list-item>
                  <text:p text:style-name="P1">the adjoint problem and constraints</text:p>
                </text:list-item>
                <text:list-item>
                  <text:p text:style-name="P1">estimator generation</text:p>
                </text:list-item>
              </text:list>
            </text:list-item>
            <text:list-item>
              <text:p text:style-name="P1">Sequential Monte Carlo</text:p>
            </text:list-item>
            <text:list-item>
              <text:p text:style-name="P1">Monte Carlo Synthetic Acceleration</text:p>
              <text:list>
                <text:list-item>
                  <text:p text:style-name="P1"><text:soft-page-break/>synthetic derivation</text:p>
                </text:list-item>
                <text:list-item>
                  <text:p text:style-name="P1">preconditioning</text:p>
                </text:list-item>
                <text:list-item>
                  <text:p text:style-name="P1">Evan’s results</text:p>
                </text:list-item>
              </text:list>
            </text:list-item>
            <text:list-item>
              <text:p text:style-name="P1">Parallel Monte Carlo</text:p>
              <text:list>
                <text:list-item>
                  <text:p text:style-name="P1">parallel matrix-vector operators</text:p>
                </text:list-item>
                <text:list-item>
                  <text:p text:style-name="P1">parallel monte carlo methods</text:p>
                  <text:list>
                    <text:list-item>
                      <text:p text:style-name="P1">MSOD</text:p>
                    </text:list-item>
                    <text:list-item>
                      <text:p text:style-name="P1">Domain-to-Domain communication</text:p>
                    </text:list-item>
                    <text:list-item>
                      <text:p text:style-name="P1">Load balancing concerns</text:p>
                    </text:list-item>
                    <text:list-item>
                      <text:p text:style-name="P1">reproducible results</text:p>
                    </text:list-item>
                  </text:list>
                </text:list-item>
                <text:list-item>
                  <text:p text:style-name="P1">parallel neumann-ulam solver</text:p>
                </text:list-item>
                <text:list-item>
                  <text:p text:style-name="P1">parallel MCSA solver</text:p>
                </text:list-item>
              </text:list>
            </text:list-item>
          </text:list>
        </text:list-item>
        <text:list-item>
          <text:p text:style-name="P2"><text:s/>Monte Carlo solution methods for nonlinear systems.</text:p>
          <text:list>
            <text:list-item>
              <text:p text:style-name="P1">Preliminaries</text:p>
              <text:list>
                <text:list-item>
                  <text:p text:style-name="P1">the nonlinear problem</text:p>
                </text:list-item>
                <text:list-item>
                  <text:p text:style-name="P1">derivation of Newton’s method</text:p>
                </text:list-item>
              </text:list>
            </text:list-item>
            <text:list-item>
              <text:p text:style-name="P1">Inexact Newton methods</text:p>
              <text:list>
                <text:list-item>
                  <text:p text:style-name="P1">forcing term and linear solvers</text:p>
                </text:list-item>
                <text:list-item>
                  <text:p text:style-name="P1">Newton-Krylov methods</text:p>
                  <text:list>
                    <text:list-item>
                      <text:p text:style-name="P1">Jacobian-Free approximation</text:p>
                    </text:list-item>
                    <text:list-item>
                      <text:p text:style-name="P1">Automatic differentiation for Jacobian generation</text:p>
                    </text:list-item>
                    <text:list-item>
                      <text:p text:style-name="P1">Krylov recurrence relations</text:p>
                    </text:list-item>
                  </text:list>
                </text:list-item>
              </text:list>
            </text:list-item>
            <text:list-item>
              <text:p text:style-name="P1">The FANM method.</text:p>
              <text:list>
                <text:list-item>
                  <text:p text:style-name="P1">Method outline</text:p>
                </text:list-item>
                <text:list-item>
                  <text:p text:style-name="P1">Jacobian storage vs. subspace restarts</text:p>
                </text:list-item>
                <text:list-item>
                  <text:p text:style-name="P1">Parallel FANM</text:p>
                </text:list-item>
              </text:list>
            </text:list-item>
          </text:list>
        </text:list-item>
        <text:list-item>
          <text:p text:style-name="P2">Research proposal</text:p>
          <text:list>
            <text:list-item>
              <text:p text:style-name="P1">Experimental Framework</text:p>
              <text:list>
                <text:list-item>
                  <text:p text:style-name="P1">Chimera</text:p>
                </text:list-item>
                <text:list-item>
                  <text:p text:style-name="P1">Finite element formulation</text:p>
                </text:list-item>
                <text:list-item>
                  <text:p text:style-name="P1">Finite element assembly engine.</text:p>
                </text:list-item>
              </text:list>
            </text:list-item>
            <text:list-item>
              <text:p text:style-name="P1">Progress to date</text:p>
              <text:list>
                <text:list-item>
                  <text:p text:style-name="P1">Generalization of Neumann-Ulam solver and MCSA</text:p>
                </text:list-item>
                <text:list-item>
                  <text:p text:style-name="P1">Direct vs. Adjoint Analysis</text:p>
                </text:list-item>
                <text:list-item>
                  <text:p text:style-name="P1">MCSA application to Finite Element Problems</text:p>
                </text:list-item>
                <text:list-item>
                  <text:p text:style-name="P1">Parallel neumann-ulam algorithm and implementation</text:p>
                </text:list-item>
              </text:list>
            </text:list-item>
            <text:list-item>
              <text:p text:style-name="P1">Monte Carlo methods verification</text:p>
              <text:list>
                <text:list-item>
                  <text:p text:style-name="P1">Neumann-Ulam and MCSA verification</text:p>
                </text:list-item>
                <text:list-item>
                  <text:p text:style-name="P1">FANM Verfication</text:p>
                  <text:list>
                    <text:list-item>
                      <text:p text:style-name="P1">CFD benchmarks</text:p>
                    </text:list-item>
                  </text:list>
                </text:list-item>
              </text:list>
            </text:list-item>
            <text:list-item>
              <text:p text:style-name="P1">Proposed numerical experiments</text:p>
              <text:list>
                <text:list-item>
                  <text:p text:style-name="P1">Domain overlap studies for the parallel neumann-ulam method</text:p>
                </text:list-item>
                <text:list-item>
                  <text:p text:style-name="P1">domain replication studies for the parallel nuemann-ulam method</text:p>
                </text:list-item>
                <text:list-item>
                  <text:p text:style-name="P1">parallel perfomance and numerical accuracy studies for the MCSA method</text:p>
                </text:list-item>
                <text:list-item>
                  <text:p text:style-name="P1">parallel perfomance and numerical accuracy studies for the FANM method</text:p>
                </text:list-item>
              </text:list>
            </text:list-item>
            <text:list-item>
              <text:p text:style-name="P1">Proposed challenge problem</text:p>
            </text:list-item>
            <text:list-item>
              <text:p text:style-name="P1">Conclu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9:40:05</meta:creation-date>
    <dc:date>2012-10-24T10:25:43</dc:date>
    <meta:editing-duration>PT43M59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2" meta:paragraph-count="96" meta:word-count="429" meta:character-count="340" meta:non-whitespace-character-count="2720"/>
  </office:meta>
</office:document-meta>
</file>